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4fef39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24f719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3ef325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28ee1e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2af11b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29f11f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40f222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16f50b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35f127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32f428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S.T.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7" office:value-type="string">
            <text:p>F</text:p>
          </table:table-cell>
          <table:table-cell table:style-name="ce10" office:value-type="string">
            <text:p>N.S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7" office:value-type="string">
            <text:p>F</text:p>
          </table:table-cell>
          <table:table-cell table:style-name="ce1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S.T.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206</text:p>
          </table:table-cell>
          <table:table-cell table:style-name="ce2" office:value-type="string">
            <text:p>TestDirthyIgnore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P</text:p>
          </table:table-cell>
          <table:table-cell table:style-name="ce12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7" office:value-type="string">
            <text:p>F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P</text:p>
          </table:table-cell>
          <table:table-cell table:style-name="ce13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S.</text:p>
          </table:table-cell>
          <table:table-cell table:style-name="ce14" office:value-type="string">
            <text:p>N.S.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P</text:p>
          </table:table-cell>
          <table:table-cell table:style-name="ce14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P</text:p>
          </table:table-cell>
          <table:table-cell table:style-name="ce15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P</text:p>
          </table:table-cell>
          <table:table-cell table:style-name="ce15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P</text:p>
          </table:table-cell>
          <table:table-cell table:style-name="ce15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S.</text:p>
          </table:table-cell>
          <table:table-cell table:style-name="ce16" office:value-type="string">
            <text:p>N.S.</text:p>
          </table:table-cell>
          <table:table-cell table:style-name="ce8" office:value-type="string">
            <text:p>N.S.</text:p>
          </table:table-cell>
          <table:table-cell table:style-name="ce7" office:value-type="string">
            <text:p>S.T.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8" office:value-type="string">
            <text:p>N.S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P</text:p>
          </table:table-cell>
          <table:table-cell table:style-name="ce16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S.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S.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P</text:p>
          </table:table-cell>
          <table:table-cell table:style-name="ce1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S.</text:p>
          </table:table-cell>
          <table:table-cell table:style-name="ce19" office:value-type="string">
            <text:p>N.S.</text:p>
          </table:table-cell>
          <table:table-cell table:style-name="ce8" office:value-type="string">
            <text:p>N.S.</text:p>
          </table:table-cell>
          <table:table-cell table:style-name="ce7" office:value-type="string">
            <text:p>F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P</text:p>
          </table:table-cell>
          <table:table-cell table:style-name="ce19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S.</text:p>
          </table:table-cell>
          <table:table-cell table:style-name="ce20" office:value-type="string">
            <text:p>N.S.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7" office:value-type="string">
            <text:p>F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P</text:p>
          </table:table-cell>
          <table:table-cell table:style-name="ce20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8" office:value-type="string">
            <text:p>P</text:p>
          </table:table-cell>
          <table:table-cell table:style-name="ce17" office:value-type="string">
            <text:p>N.T.</text:p>
          </table:table-cell>
          <table:table-cell table:style-name="ce17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table:number-columns-repeated="2"/>
          <table:table-cell table:style-name="ce9" table:number-columns-repeated="7"/>
          <table:table-cell table:style-name="ce2" table:number-columns-repeated="1015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7"/>
          <table:table-cell table:style-name="ce2" table:number-columns-repeated="1015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7"/>
          <table:table-cell table:style-name="ce2" table:number-columns-repeated="1015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7"/>
          <table:table-cell table:style-name="ce2" table:number-columns-repeated="1015"/>
        </table:table-row>
        <table:table-row table:style-name="ro1" table:number-rows-repeated="65421">
          <table:table-cell table:style-name="ce2" table:number-columns-repeated="2"/>
          <table:table-cell table:style-name="ce9" table:number-columns-repeated="7"/>
          <table:table-cell table:style-name="ce2" table:number-columns-repeated="1015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.05.2011</text:date>, <text:time>14:19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5-12T14:19:38</dc:date>
    <meta:editing-cycles>70</meta:editing-cycles>
    <meta:editing-duration>PT10H18M53S</meta:editing-duration>
    <dc:creator>Ralf Joachim</dc:creator>
    <meta:document-statistic meta:table-count="1" meta:cell-count="971" meta:object-count="0"/>
    <meta:user-defined meta:name="Info 1"/>
    <meta:user-defined meta:name="Info 2"/>
    <meta:user-defined meta:name="Info 3"/>
    <meta:user-defined meta:name="Info 4"/>
  </office:meta>
</office:document-meta>
</file>